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jump to rs1, rd = pc+4</text:p>
          </table:table-cell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 office:value-type="string" calcext:value-type="string">
            <text:p>jump to rs1, rd = pc+2</text:p>
          </table:table-cell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branch if rs1 =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branch if rs1 !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gt;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lt;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[rs1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[rs1]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1, [rs2]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1, [rs2]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&lt;value&gt;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&lt;value&gt;</text:p>
          </table:table-cell>
          <table:table-cell table:style-name="ce11" office:value-type="string" calcext:value-type="string" table:number-columns-spanned="4" table:number-rows-spanned="1">
            <text:p>immA[3:0]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immA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22:13:04.081343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2-25T22:57:06.161554958</dc:date>
    <meta:editing-duration>PT14H15M36S</meta:editing-duration>
    <meta:editing-cycles>98</meta:editing-cycles>
    <meta:generator>LibreOffice/6.3.3.2$Linux_X86_64 LibreOffice_project/30$Build-2</meta:generator>
    <meta:document-statistic meta:table-count="1" meta:cell-count="336" meta:object-count="0"/>
  </office:meta>
</office:document-meta>
</file>